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4f4fe" officeooo:paragraph-rsid="0014f4fe"/>
    </style:style>
    <style:style style:name="P2" style:family="paragraph" style:parent-style-name="Standard">
      <style:text-properties officeooo:rsid="0014f781" officeooo:paragraph-rsid="0014f781"/>
    </style:style>
    <style:style style:name="P3" style:family="paragraph" style:parent-style-name="Standard">
      <style:text-properties officeooo:rsid="0014f781" officeooo:paragraph-rsid="001e1fa7"/>
    </style:style>
    <style:style style:name="P4" style:family="paragraph" style:parent-style-name="Standard">
      <style:text-properties officeooo:rsid="001c2cd0" officeooo:paragraph-rsid="001c2cd0"/>
    </style:style>
    <style:style style:name="P5" style:family="paragraph" style:parent-style-name="Standard">
      <style:text-properties officeooo:rsid="001e1fa7" officeooo:paragraph-rsid="001e1fa7"/>
    </style:style>
    <style:style style:name="P6" style:family="paragraph" style:parent-style-name="Standard">
      <style:text-properties officeooo:rsid="0020b3df" officeooo:paragraph-rsid="0020b3df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14f781" officeooo:paragraph-rsid="001e1fa7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14f4fe" officeooo:paragraph-rsid="0014f4fe"/>
    </style:style>
    <style:style style:name="P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ourier 10 Pitch" officeooo:rsid="0014f781" officeooo:paragraph-rsid="001e1fa7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14f781" officeooo:paragraph-rsid="001e1fa7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1c2cd0" officeooo:paragraph-rsid="001c2cd0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1cac03" officeooo:paragraph-rsid="001cac03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style:font-name="Courier 10 Pitch" fo:font-size="12pt" officeooo:rsid="001e1fa7" officeooo:paragraph-rsid="001e1fa7" style:font-size-asian="12pt" style:font-size-complex="12pt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1e1fa7" officeooo:paragraph-rsid="001e1fa7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202d69" officeooo:paragraph-rsid="00202d69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20b3df" officeooo:paragraph-rsid="0020b3df"/>
    </style:style>
    <style:style style:name="P17" style:family="paragraph" style:parent-style-name="Text_20_body">
      <style:paragraph-properties fo:margin-left="2.501cm" fo:margin-right="0cm" fo:text-indent="0cm" style:auto-text-indent="false"/>
      <style:text-properties style:font-name="Courier 10 Pitch" officeooo:rsid="001e738c" officeooo:paragraph-rsid="001e738c"/>
    </style:style>
    <style:style style:name="P18" style:family="paragraph" style:parent-style-name="Text_20_body">
      <style:paragraph-properties fo:margin-left="2.501cm" fo:margin-right="0cm" fo:text-indent="0cm" style:auto-text-indent="false"/>
      <style:text-properties officeooo:rsid="001e738c" officeooo:paragraph-rsid="001e738c"/>
    </style:style>
    <style:style style:name="P19" style:family="paragraph" style:parent-style-name="Standard" style:list-style-name="L1">
      <style:text-properties officeooo:rsid="0014f4fe" officeooo:paragraph-rsid="0014f4fe"/>
    </style:style>
    <style:style style:name="P20" style:family="paragraph" style:parent-style-name="Standard" style:list-style-name="L2">
      <style:text-properties officeooo:rsid="0014f4fe" officeooo:paragraph-rsid="0014f4fe"/>
    </style:style>
    <style:style style:name="P21" style:family="paragraph" style:parent-style-name="Standard" style:list-style-name="L3">
      <style:text-properties officeooo:rsid="0014f781" officeooo:paragraph-rsid="001e1fa7"/>
    </style:style>
    <style:style style:name="P22" style:family="paragraph" style:parent-style-name="Standard" style:list-style-name="L4">
      <style:text-properties officeooo:rsid="0014f781" officeooo:paragraph-rsid="001e1fa7"/>
    </style:style>
    <style:style style:name="P23" style:family="paragraph" style:parent-style-name="Standard" style:list-style-name="L5">
      <style:text-properties officeooo:rsid="0014f781" officeooo:paragraph-rsid="001e1fa7"/>
    </style:style>
    <style:style style:name="P24" style:family="paragraph" style:parent-style-name="Standard" style:list-style-name="L6">
      <style:text-properties officeooo:paragraph-rsid="001e1fa7"/>
    </style:style>
    <style:style style:name="P25" style:family="paragraph" style:parent-style-name="Standard" style:list-style-name="L7">
      <style:text-properties officeooo:rsid="001c2cd0" officeooo:paragraph-rsid="001c2cd0"/>
    </style:style>
    <style:style style:name="P26" style:family="paragraph" style:parent-style-name="Standard" style:list-style-name="L8">
      <style:text-properties officeooo:rsid="001c2cd0" officeooo:paragraph-rsid="001c2cd0"/>
    </style:style>
    <style:style style:name="P27" style:family="paragraph" style:parent-style-name="Standard" style:list-style-name="L9">
      <style:text-properties officeooo:rsid="001c2cd0" officeooo:paragraph-rsid="001c2cd0"/>
    </style:style>
    <style:style style:name="P28" style:family="paragraph" style:parent-style-name="Standard" style:list-style-name="L10">
      <style:text-properties officeooo:rsid="001cac03" officeooo:paragraph-rsid="001cac03"/>
    </style:style>
    <style:style style:name="P29" style:family="paragraph" style:parent-style-name="Standard" style:list-style-name="L11">
      <style:text-properties officeooo:rsid="001cac03" officeooo:paragraph-rsid="001cac03"/>
    </style:style>
    <style:style style:name="P30" style:family="paragraph" style:parent-style-name="Standard" style:list-style-name="L13">
      <style:text-properties officeooo:rsid="001cac03" officeooo:paragraph-rsid="001cac03"/>
    </style:style>
    <style:style style:name="P31" style:family="paragraph" style:parent-style-name="Standard" style:list-style-name="L12">
      <style:text-properties officeooo:paragraph-rsid="001cac03"/>
    </style:style>
    <style:style style:name="P32" style:family="paragraph" style:parent-style-name="Standard" style:list-style-name="L13">
      <style:text-properties officeooo:rsid="0021edb3" officeooo:paragraph-rsid="0021edb3"/>
    </style:style>
    <style:style style:name="P33" style:family="paragraph" style:parent-style-name="Standard" style:list-style-name="L14">
      <style:text-properties officeooo:paragraph-rsid="001e1fa7"/>
    </style:style>
    <style:style style:name="P34" style:family="paragraph" style:parent-style-name="Standard" style:list-style-name="L15">
      <style:text-properties officeooo:rsid="001e1fa7" officeooo:paragraph-rsid="001e1fa7"/>
    </style:style>
    <style:style style:name="P35" style:family="paragraph" style:parent-style-name="Standard" style:list-style-name="L19">
      <style:text-properties officeooo:rsid="0020b3df" officeooo:paragraph-rsid="0020b3df"/>
    </style:style>
    <style:style style:name="P36" style:family="paragraph" style:parent-style-name="Standard" style:list-style-name="L20">
      <style:text-properties officeooo:paragraph-rsid="00202d69"/>
    </style:style>
    <style:style style:name="P37" style:family="paragraph" style:parent-style-name="Standard" style:list-style-name="L21">
      <style:text-properties officeooo:rsid="00202d69" officeooo:paragraph-rsid="00202d69"/>
    </style:style>
    <style:style style:name="P38" style:family="paragraph" style:parent-style-name="Text_20_body" style:list-style-name="L16">
      <style:text-properties officeooo:rsid="001e738c" officeooo:paragraph-rsid="001e738c"/>
    </style:style>
    <style:style style:name="P39" style:family="paragraph" style:parent-style-name="Text_20_body" style:list-style-name="L17">
      <style:text-properties officeooo:rsid="001e738c" officeooo:paragraph-rsid="001e738c"/>
    </style:style>
    <style:style style:name="P40" style:family="paragraph" style:parent-style-name="Text_20_body" style:list-style-name="L18">
      <style:text-properties officeooo:rsid="001e738c" officeooo:paragraph-rsid="001e738c"/>
    </style:style>
    <style:style style:name="P41" style:family="paragraph" style:parent-style-name="Heading_20_1">
      <style:text-properties officeooo:paragraph-rsid="001e1fa7"/>
    </style:style>
    <style:style style:name="T1" style:family="text">
      <style:text-properties officeooo:rsid="0014f781"/>
    </style:style>
    <style:style style:name="T2" style:family="text">
      <style:text-properties style:font-name="Courier 10 Pitch"/>
    </style:style>
    <style:style style:name="T3" style:family="text">
      <style:text-properties style:font-name="Courier 10 Pitch" officeooo:rsid="0014f781"/>
    </style:style>
    <style:style style:name="T4" style:family="text">
      <style:text-properties style:font-name="Courier 10 Pitch" officeooo:rsid="001cac03"/>
    </style:style>
    <style:style style:name="T5" style:family="text">
      <style:text-properties style:font-name="Courier 10 Pitch" officeooo:rsid="001e1fa7"/>
    </style:style>
    <style:style style:name="T6" style:family="text">
      <style:text-properties style:font-name="Courier 10 Pitch" officeooo:rsid="00202d69"/>
    </style:style>
    <style:style style:name="T7" style:family="text">
      <style:text-properties officeooo:rsid="001cac03"/>
    </style:style>
    <style:style style:name="T8" style:family="text">
      <style:text-properties officeooo:rsid="001e1fa7"/>
    </style:style>
    <style:style style:name="T9" style:family="text">
      <style:text-properties officeooo:rsid="00202d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tting up Linux Mint for Big Data Web-scraping</text:p>
      <text:p text:style-name="P1"/>
      <text:h text:style-name="Heading_20_1" text:outline-level="1">Before you start</text:h>
      <text:list xml:id="list867117050861124601" text:style-name="L1">
        <text:list-item>
          <text:p text:style-name="P19">Make sure you have the password for installing software via “sudo”.</text:p>
        </text:list-item>
      </text:list>
      <text:p text:style-name="P1"/>
      <text:h text:style-name="Heading_20_1" text:outline-level="1">Java JDK 1.7</text:h>
      <text:list xml:id="list3891638799500200598" text:style-name="L2">
        <text:list-item>
          <text:p text:style-name="P20">Check if JDK Java compiler “javac” is installed:</text:p>
        </text:list-item>
      </text:list>
      <text:p text:style-name="P8">javac -version </text:p>
      <text:list xml:id="list152039538918513" text:continue-numbering="true" text:style-name="L2">
        <text:list-item>
          <text:p text:style-name="P20">Should see something like:</text:p>
        </text:list-item>
      </text:list>
      <text:p text:style-name="P8">javac 1.7.0_51</text:p>
      <text:list xml:id="list152041019204152" text:continue-numbering="true" text:style-name="L2">
        <text:list-item>
          <text:p text:style-name="P20">If not, you need to install a JDK:</text:p>
        </text:list-item>
      </text:list>
      <text:p text:style-name="P8">sudo apt-get install openjdk-7-jdk</text:p>
      <text:list xml:id="list152040912068661" text:continue-numbering="true" text:style-name="L2">
        <text:list-item>
          <text:p text:style-name="P20">You will be prompted for the “sudo” password. <text:s/>Afterwards, check the Java version again.</text:p>
        </text:list-item>
      </text:list>
      <text:p text:style-name="P1"/>
      <text:h text:style-name="P41" text:outline-level="1">MongoDB</text:h>
      <text:list xml:id="list5870843323761507503" text:style-name="L3">
        <text:list-item>
          <text:p text:style-name="P21">Go to MongoDB website and follow the installation instructions for a Ubuntu or Debian-based Linux:</text:p>
        </text:list-item>
      </text:list>
      <text:p text:style-name="P3"/>
      <text:p text:style-name="P7"><text:a xlink:type="simple" xlink:href="http://docs.mongodb.org/manual/tutorial/install-mongodb-on-ubuntu/">http://docs.mongodb.org/manual/tutorial/install-mongodb-on-ubuntu/</text:a></text:p>
      <text:p text:style-name="P3"/>
      <text:list xml:id="list7174773811505124750" text:style-name="L4">
        <text:list-item>
          <text:p text:style-name="P22">Check the installation afterwards by trying to open a Mongo shell from the command line:</text:p>
        </text:list-item>
      </text:list>
      <text:p text:style-name="P9">mongo</text:p>
      <text:list xml:id="list2291035687364893326" text:style-name="L5">
        <text:list-item>
          <text:p text:style-name="P23">Should see something like:</text:p>
        </text:list-item>
      </text:list>
      <text:p text:style-name="P10">MongoDB shell version: 2.4.9 </text:p>
      <text:p text:style-name="P10">connecting to: test </text:p>
      <text:p text:style-name="P10">&gt; </text:p>
      <text:list xml:id="list5199695624521629920" text:style-name="L6">
        <text:list-item>
          <text:p text:style-name="P24"><text:span text:style-name="T1">You can now quit the Mongo shell by typing “</text:span><text:span text:style-name="T3">quit()</text:span><text:span text:style-name="T1">” at the prompt.</text:span></text:p>
        </text:list-item>
      </text:list>
      <text:p text:style-name="P3"/>
      <text:h text:style-name="Heading_20_1" text:outline-level="1">Python</text:h>
      <text:h text:style-name="Heading_20_2" text:outline-level="2">Python 2.7.x</text:h>
      <text:list xml:id="list6280882736577888852" text:style-name="L7">
        <text:list-item>
          <text:p text:style-name="P25">Python should be installed already on Linux Mint, but check the version:</text:p>
        </text:list-item>
      </text:list>
      <text:p text:style-name="P11">python</text:p>
      <text:list xml:id="list6856213288604848986" text:style-name="L8">
        <text:list-item>
          <text:p text:style-name="P26">Should see something like:</text:p>
        </text:list-item>
      </text:list>
      <text:p text:style-name="P11">Python 2.7.5+ (default, Sep 19 2013, 13:48:49) </text:p>
      <text:p text:style-name="P11">[GCC 4.8.1] on linux2 </text:p>
      <text:p text:style-name="P11">Type "help", "copyright", "credits" or "license" for more information. </text:p>
      <text:p text:style-name="P11">&gt;&gt;&gt; </text:p>
      <text:list xml:id="list7553562777475999654" text:style-name="L9">
        <text:list-item>
          <text:p text:style-name="P27"><text:span text:style-name="T1">You can now quit the </text:span>Python<text:span text:style-name="T1"> shell by typing “</text:span><text:span text:style-name="T3">quit()</text:span><text:span text:style-name="T1">” at the prompt.</text:span></text:p>
        </text:list-item>
        <text:list-item>
          <text:p text:style-name="P27">We need to use Python 2.7.x to ensure compatibility with other libraries.</text:p>
        </text:list-item>
      </text:list>
      <text:p text:style-name="P4"/>
      <text:h text:style-name="Heading_20_2" text:outline-level="2"><text:soft-page-break/>PIP Python package installer</text:h>
      <text:list xml:id="list3735827976909120591" text:style-name="L10">
        <text:list-item>
          <text:p text:style-name="P28">Check if this is installed:</text:p>
        </text:list-item>
      </text:list>
      <text:p text:style-name="P12">pip -h</text:p>
      <text:list xml:id="list1310054201835978257" text:style-name="L11">
        <text:list-item>
          <text:p text:style-name="P29">Should see usage information like this:</text:p>
        </text:list-item>
      </text:list>
      <text:p text:style-name="P12">Usage: <text:s text:c="2"/></text:p>
      <text:p text:style-name="P12"><text:s text:c="2"/>pip &lt;command&gt; [options] </text:p>
      <text:p text:style-name="P12"/>
      <text:p text:style-name="P12">Commands: </text:p>
      <text:p text:style-name="P12"><text:s text:c="2"/>install <text:s text:c="20"/>Install packages. </text:p>
      <text:p text:style-name="P12">[etc]</text:p>
      <text:list xml:id="list6610302052048857702" text:style-name="L12">
        <text:list-item>
          <text:p text:style-name="P31"><text:span text:style-name="T7">If not, install PIP using the </text:span><text:span text:style-name="T4">apt-get</text:span><text:span text:style-name="T7"> mechanism:</text:span></text:p>
        </text:list-item>
      </text:list>
      <text:p text:style-name="P12">sudo apt-get install python-pip</text:p>
      <text:list xml:id="list8072690311998149325" text:style-name="L13">
        <text:list-item>
          <text:p text:style-name="P30">Then check the version again.</text:p>
        </text:list-item>
        <text:list-item>
          <text:p text:style-name="P32"><text:span text:style-name="T7">A</text:span>lways use “<text:span text:style-name="T2">sudo</text:span>” to run PIP on Linux Mint, as some Python libraries need to re-compile or access files that are not accessible by ordinary users.</text:p>
        </text:list-item>
      </text:list>
      <text:p text:style-name="P5"/>
      <text:h text:style-name="Heading_20_2" text:outline-level="2"><text:span text:style-name="T7">P</text:span>yMongo MongoDB driver for Python</text:h>
      <text:list xml:id="list7656521079174891165" text:style-name="L14">
        <text:list-item>
          <text:p text:style-name="P33"><text:span text:style-name="T8">PyMongo has several dependencies that must be installed first via </text:span><text:span text:style-name="T5">apt-get</text:span><text:span text:style-name="T8">:</text:span></text:p>
        </text:list-item>
      </text:list>
      <text:p text:style-name="P13">sudo apt-get install build-essential python-dev</text:p>
      <text:list xml:id="list8643169757739311103" text:style-name="L15">
        <text:list-item>
          <text:p text:style-name="P34">Then you can install PyMongo itself using PIP:</text:p>
        </text:list-item>
      </text:list>
      <text:p text:style-name="P14">sudo pip install pymongo</text:p>
      <text:p text:style-name="P5"/>
      <text:h text:style-name="Heading_20_2" text:outline-level="2">Scrapy web-scraping framework for Python</text:h>
      <text:list xml:id="list2326458787550196490" text:style-name="L16">
        <text:list-item>
          <text:p text:style-name="P38">You should be able to install Scrapy via PIP:</text:p>
        </text:list-item>
      </text:list>
      <text:p text:style-name="P17">sudo pip install Scrapy</text:p>
      <text:list xml:id="list421534612225566463" text:style-name="L17">
        <text:list-item>
          <text:p text:style-name="P39">Check the Scrapy version:</text:p>
        </text:list-item>
      </text:list>
      <text:p text:style-name="P17">scrapy version</text:p>
      <text:list xml:id="list5146659211048777713" text:style-name="L18">
        <text:list-item>
          <text:p text:style-name="P40">Should see something like:</text:p>
        </text:list-item>
      </text:list>
      <text:p text:style-name="P18"><text:span text:style-name="T2">Scrapy 0.22.2</text:span> </text:p>
      <text:h text:style-name="Heading_20_2" text:outline-level="2">Scrapy-MongoDB pipeline</text:h>
      <text:list xml:id="list3968678685977696584" text:style-name="L19">
        <text:list-item>
          <text:p text:style-name="P35">This allows us to pipe output from Scrapy straight into MongoDB.</text:p>
        </text:list-item>
      </text:list>
      <text:p text:style-name="P16">sudo pip install scrapy-mongodb</text:p>
      <text:p text:style-name="P6"/>
      <text:h text:style-name="Heading_20_2" text:outline-level="2">Spyder programmer's editor for Python</text:h>
      <text:list xml:id="list744545022011667583" text:style-name="L20">
        <text:list-item>
          <text:p text:style-name="P36"><text:span text:style-name="T9">This can be installed via </text:span><text:span text:style-name="T6">apt-get</text:span><text:span text:style-name="T9">:</text:span></text:p>
        </text:list-item>
      </text:list>
      <text:p text:style-name="P15">sudo apt-get install spyder</text:p>
      <text:list xml:id="list8764766242317593673" text:style-name="L21">
        <text:list-item>
          <text:p text:style-name="P37">This should create a menu entry for Spyder under “Programming”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4:42:55.659786765</meta:creation-date>
    <dc:date>2014-02-27T15:20:39.429913681</dc:date>
    <meta:editing-duration>PT27M43S</meta:editing-duration>
    <meta:editing-cycles>16</meta:editing-cycles>
    <meta:generator>LibreOffice/4.1.2.3$Linux_X86_64 LibreOffice_project/410m0$Build-3</meta:generator>
    <meta:document-statistic meta:table-count="0" meta:image-count="0" meta:object-count="0" meta:page-count="2" meta:paragraph-count="64" meta:word-count="391" meta:character-count="2381" meta:non-whitespace-character-count="2040"/>
  </office:meta>
</office:document-meta>
</file>